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bcacf" officeooo:paragraph-rsid="001bcacf"/>
    </style:style>
    <style:style style:name="P3" style:family="paragraph" style:parent-style-name="Standard">
      <style:text-properties officeooo:rsid="001d119b" officeooo:paragraph-rsid="001d119b"/>
    </style:style>
    <style:style style:name="P4" style:family="paragraph" style:parent-style-name="Standard">
      <style:text-properties officeooo:rsid="001e45bf" officeooo:paragraph-rsid="001e45bf"/>
    </style:style>
    <style:style style:name="P5" style:family="paragraph" style:parent-style-name="Standard">
      <style:text-properties officeooo:paragraph-rsid="001e45bf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21ff82"/>
    </style:style>
    <style:style style:name="T1" style:family="text">
      <style:text-properties officeooo:rsid="001e45bf"/>
    </style:style>
    <style:style style:name="T2" style:family="text">
      <style:text-properties officeooo:rsid="0020372b"/>
    </style:style>
    <style:style style:name="T3" style:family="text">
      <style:text-properties officeooo:rsid="0021ff82"/>
    </style:style>
    <style:style style:name="T4" style:family="text">
      <style:text-properties fo:font-weight="normal" officeooo:rsid="001e45bf" style:font-weight-asian="normal" style:font-weight-complex="normal"/>
    </style:style>
    <style:style style:name="T5" style:family="text">
      <style:text-properties fo:font-weight="normal" officeooo:rsid="0021ff82" style:font-weight-asian="normal" style:font-weight-complex="normal"/>
    </style:style>
    <style:style style:name="T6" style:family="text">
      <style:text-properties fo:font-weight="normal" officeooo:rsid="0020372b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a realizar durante la Práctica</text:p>
      <text:p text:style-name="Standard"/>
      <text:p text:style-name="Standard"/>
      <text:p text:style-name="P6">1. Compilad y ejecutad el programa Transformar.c junto con la implementación de la</text:p>
      <text:p text:style-name="P6">rutina procesar que hay en el fichero Procesar.c. Averiguad cuál es el tiempo de</text:p>
      <text:p text:style-name="P6">ejecución del programa y de todas las ejecuciones de la rutina procesar. Calculad cuál</text:p>
      <text:p text:style-name="P6">serı́a la ganancia máxima del programa si la rutina procesar se ejecutara de forma</text:p>
      <text:p text:style-name="P6">instantánea. Averiguad cuál es la imagen que se obtiene.</text:p>
      <text:p text:style-name="P2"/>
      <text:p text:style-name="P2">Tiempo de ejecucion total: 22755.211 ms</text:p>
      <text:p text:style-name="P2">Tiempo ejecuciones procesar: 21809.3982 ms</text:p>
      <text:p text:style-name="P2"/>
      <text:p text:style-name="P3">Ganancia Maxima = 1 / (1 – 21809.3982/22755.211) <text:span text:style-name="T1">= 24</text:span></text:p>
      <text:p text:style-name="Standard"/>
      <text:p text:style-name="P6">2. Implementad vuestra versión mejorada en ensamblador de la rutina procesar en el</text:p>
      <text:p text:style-name="P6">fichero Procesar_asm.s. Compilad y ejecutad el programa Transformar.c junto</text:p>
      <text:p text:style-name="P6">a este, comprobad que la imagen de salida es correcta y medid el tiempo de ejecución</text:p>
      <text:p text:style-name="P6">del programa y de todas las ejecuciones de la rutina procesar. Averiguad cuál es el</text:p>
      <text:p text:style-name="P6">speedup de la rutina obtenido respecto a la versión original y calculad de nuevo cuál</text:p>
      <text:p text:style-name="P6">serı́a la ganancia máxima del programa si la rutina procesar se ejecutara de forma</text:p>
      <text:p text:style-name="P6">instantánea. Cuando funcione entregad el fichero Procesar_asm.s en el Racó de la</text:p>
      <text:p text:style-name="P6">asignatura.</text:p>
      <text:p text:style-name="Standard"/>
      <text:p text:style-name="P4">Speedup rutina = 21809.3982/<text:span text:style-name="T2">5817.37</text:span> = 3.<text:span text:style-name="T2">75</text:span></text:p>
      <text:p text:style-name="P5"><text:span text:style-name="T1">Ganancia Maxima = 1 / (1 – </text:span><text:span text:style-name="T2">5817.37</text:span><text:span text:style-name="T1">/6</text:span><text:span text:style-name="T2">095.7</text:span><text:span text:style-name="T1">) = </text:span><text:span text:style-name="T2">21.9</text:span></text:p>
      <text:p text:style-name="Standard"/>
      <text:p text:style-name="P6">3. Implementad vuestra versión con instrucciones SIMD de la rutina procesar en el fiche-</text:p>
      <text:p text:style-name="P6">ro Procesar_unal.s. Compilad y ejecutad el programa Transformar.c junto a</text:p>
      <text:p text:style-name="P6">este, comprobad que la imagen de salida es correcta y medid el tiempo de ejecución</text:p>
      <text:p text:style-name="P6">del programa y de todas las ejecuciones de la rutina procesar. Averiguad cuál es el</text:p>
      <text:p text:style-name="P6">speedup de la rutina obtenido respecto a la versión original y calculad de nuevo cuál</text:p>
      <text:p text:style-name="P6">serı́a la ganancia máxima del programa si la rutina procesar se ejecutara de forma</text:p>
      <text:p text:style-name="P6">instantánea. Cuando funcione entregad el fichero Procesar_unal.s en el Racó de la</text:p>
      <text:p text:style-name="P6">asignatura.</text:p>
      <text:p text:style-name="P6">Nota: Recordad que si necesitáis declarar una variable en ensamblador podéis hacerlo</text:p>
      <text:p text:style-name="P6">con la directiva .data. Por ejemplo, para declarar una variable de 128 bits que con-</text:p>
      <text:p text:style-name="P6">tenga un 3 en cada uno de sus 16 bytes podrı́ais hacer:</text:p>
      <text:p text:style-name="P6">nombrevariable: .byte 3,3,3,3,3,3,3,3,3,3,3,3,3,3,3,3</text:p>
      <text:p text:style-name="Standard"/>
      <text:p text:style-name="P5"><text:span text:style-name="T1">Speedup rutina = 21809.3982/</text:span><text:span text:style-name="T2">487.13</text:span><text:span text:style-name="T1"> = </text:span><text:span text:style-name="T2">44.77</text:span></text:p>
      <text:p text:style-name="P5"><text:span text:style-name="T1">Ganancia Maxima = <text:s/>1 / (1 – </text:span><text:span text:style-name="T2">487.1</text:span><text:span text:style-name="T1">/</text:span><text:span text:style-name="T2">764.54</text:span><text:span text:style-name="T1">) = </text:span><text:span text:style-name="T3">2.75</text:span></text:p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4. Copiad el fichero Procesar_unal.s en el fichero Procesar_align.s cambiando</text:p>
      <text:p text:style-name="P6">las instrucciónes movdqu por movdqa. Probad a compilar y ejecutar. Veréis que pro-</text:p>
      <text:p text:style-name="P6">bablemente os da un mensaje de error.</text:p>
      <text:p text:style-name="P6">A continuación compilad de nuevo forzando la alineación de las matrices (en el pro-</text:p>
      <text:p text:style-name="P6">grama Transformar.c), comprobad que la imagen de salida es correcta y medid el</text:p>
      <text:p text:style-name="P6">tiempo de ejecución del programa y de todas las ejecuciones de la rutina procesar. Ave-</text:p>
      <text:p text:style-name="P6">riguad cuál es el speedup de la rutina obtenido respecto a la versión original y calculad</text:p>
      <text:p text:style-name="P6">de nuevo cuál serı́a la ganancia máxima del programa si la rutina procesar se ejecu-</text:p>
      <text:p text:style-name="P6">tara de forma instantánea. Cuando funcione entregad el fichero Procesar_align.s</text:p>
      <text:p text:style-name="P6">en el Racó de la asignatura.</text:p>
      <text:p text:style-name="P6"/>
      <text:p text:style-name="P7"><text:span text:style-name="T1">Speedup rutina = 21809.3982/</text:span><text:span text:style-name="T3">508.29</text:span><text:span text:style-name="T1">= </text:span><text:span text:style-name="T2">4</text:span><text:span text:style-name="T3">2.9</text:span></text:p>
      <text:p text:style-name="P7"><text:span text:style-name="T4">Ganancia Maxima = <text:s/>1 / (1 – </text:span><text:span text:style-name="T5">508.29</text:span><text:span text:style-name="T4">/</text:span><text:span text:style-name="T5">784.47</text:span><text:span text:style-name="T4">) = </text:span><text:span text:style-name="T5">2.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7T11:28:45.874962628</meta:creation-date>
    <dc:date>2020-03-17T14:08:30.286897743</dc:date>
    <meta:editing-duration>PT17M23S</meta:editing-duration>
    <meta:editing-cycles>3</meta:editing-cycles>
    <meta:generator>LibreOffice/6.4.1.2$Linux_X86_64 LibreOffice_project/4d224e95b98b138af42a64d84056446d09082932</meta:generator>
    <meta:document-statistic meta:table-count="0" meta:image-count="0" meta:object-count="0" meta:page-count="2" meta:paragraph-count="45" meta:word-count="486" meta:character-count="2989" meta:non-whitespace-character-count="2542"/>
  </office:meta>
</office:document-meta>
</file>